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>
            <text:p>idProduit</text:p>
          </table:table-cell>
          <table:table-cell office:value-type="string">
            <text:p>idLaboratoire</text:p>
          </table:table-cell>
          <table:table-cell office:value-type="string">
            <text:p>dateFabrique</text:p>
          </table:table-cell>
          <table:table-cell office:value-type="string">
            <text:p>quantitéFabriqu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0-01-01-19:27.320</text:p>
          </table:table-cell>
          <table:table-cell office:value-type="float" office:value="900">
            <text:p>90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010-01-01-07:54.990</text:p>
          </table:table-cell>
          <table:table-cell office:value-type="float" office:value="4500">
            <text:p>45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010-11-01-13:24.320</text:p>
          </table:table-cell>
          <table:table-cell office:value-type="float" office:value="3240">
            <text:p>32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009-12-01-23:28.720</text:p>
          </table:table-cell>
          <table:table-cell office:value-type="float" office:value="3000">
            <text:p>30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009-12-31-13:24.320</text:p>
          </table:table-cell>
          <table:table-cell office:value-type="float" office:value="1200">
            <text:p>1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23:25:54.27</meta:creation-date>
    <dc:date>2013-11-03T23:30:06.63</dc:date>
    <meta:editing-duration>P0D</meta:editing-duration>
    <meta:editing-cycles>1</meta:editing-cycles>
    <meta:document-statistic meta:table-count="1" meta:cell-count="24" meta:object-count="0"/>
    <meta:generator>LibreOffice/4.0.5.2$Windows_x86 LibreOffice_project/5464147a081647a250913f19c0715bca595af2f</meta:generator>
  </office:meta>
</office:document-meta>
</file>